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.setRequest( ServletService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Session( boolean crea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rvletServiceRequest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.namesOf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setAttribute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ServiceReques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.getCre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ParameterValu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.Session( ServletServic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remov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.setMaxInactiveInterval( int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ServletServiceRequest( URI uri , HttpServletRequest parent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meters.Paramet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ameters.getValue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ServiceRequest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.i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.getValueOfCall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ServiceRequest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ValueOfCall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ttributes.getValueOfCall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.getSess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.getMaxInactive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.getValue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letServiceRequest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ServiceRequest.set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IntHead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ServiceRequest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.putValu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setMetho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setInputStream( final InputStream input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ameters.namesOf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namesOf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FromIterator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FromIterator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.setValu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.remove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setValue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ttributes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DateHead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ssion.get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ServiceRequest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RequestDispatch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getValu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ServiceReques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setCharacter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setContentLength( int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Header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.getValu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Local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Loca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setContext(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.namesOf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setValu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parseName( String 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Values.getNam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vletService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Remot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FromIterator.EnumerationFromIterator( Iterator 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getValu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ServiceRequest.set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.getLastAccess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set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.getValueOfCall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quest.getReal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.get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Valu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